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81mm"/>
    </style:style>
    <style:style style:name="co2" style:family="table-column">
      <style:table-column-properties fo:break-before="auto" style:column-width="185.07mm"/>
    </style:style>
    <style:style style:name="co3" style:family="table-column">
      <style:table-column-properties fo:break-before="auto" style:column-width="40.92mm"/>
    </style:style>
    <style:style style:name="co4" style:family="table-column">
      <style:table-column-properties fo:break-before="auto" style:column-width="20.92mm"/>
    </style:style>
    <style:style style:name="co5" style:family="table-column">
      <style:table-column-properties fo:break-before="auto" style:column-width="33.6mm"/>
    </style:style>
    <style:style style:name="ro1" style:family="table-row">
      <style:table-row-properties style:row-height="4.87mm" fo:break-before="auto" style:use-optimal-row-height="true"/>
    </style:style>
    <style:style style:name="ta1" style:family="table" style:master-page-name="PageStyle_5f_answers_5f_cleaned">
      <style:table-properties table:display="true" style:writing-mode="lr-tb"/>
    </style:style>
    <style:style style:name="ce1" style:family="table-cell" style:parent-style-name="Default" style:data-style-name="N10113">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swers_clean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4" table:number-columns-repeated="1018" table:default-cell-style-name="Default"/>
        <table:table-row table:style-name="ro1">
          <table:table-cell office:value-type="string" calcext:value-type="string">
            <text:p>Q-ID</text:p>
          </table:table-cell>
          <table:table-cell office:value-type="string" calcext:value-type="string">
            <text:p>Answer</text:p>
          </table:table-cell>
          <table:table-cell office:value-type="string" calcext:value-type="string">
            <text:p>Student Assigned Label</text:p>
          </table:table-cell>
          <table:table-cell office:value-type="string" calcext:value-type="string">
            <text:p>Predicted</text:p>
          </table:table-cell>
          <table:table-cell table:number-columns-repeated="1020"/>
        </table:table-row>
        <table:table-row table:style-name="ro1">
          <table:table-cell office:value-type="float" office:value="2" calcext:value-type="float">
            <text:p>2</text:p>
          </table:table-cell>
          <table:table-cell office:value-type="string" calcext:value-type="string">
            <text:p>shaba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you control all variables but on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change only one variable at a given tim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experiment controlled time variable changed</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thing that absorbs a lot of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is a variabl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is a variabl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definition </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63" calcext:value-type="float">
            <text:p>63</text:p>
          </table:table-cell>
          <table:table-cell office:value-type="string" calcext:value-type="string">
            <text:p>a datatstructur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 heat hea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 heat hea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 sink</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something that emits a lot of heat</text:p>
          </table:table-cell>
          <table:table-cell office:value-type="string" calcext:value-type="string">
            <text:p>contradictory</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something that sucks up a lot of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something that sucks up a lot of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sts heat sink</text:p>
          </table:table-cell>
          <table:table-cell office:value-type="string" calcext:value-type="string">
            <text:p>incorrect</text:p>
          </table:table-cell>
          <table:table-cell office:value-type="string" calcext:value-type="string">
            <text:p>contradictory</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reasons growi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Something that absorbs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Something that emits heat.</text:p>
          </table:table-cell>
          <table:table-cell office:value-type="string" calcext:value-type="string">
            <text:p>contradictory</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I like train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You wash your hands in i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sts it emits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part of a main board</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It needs to get nutrients from the ground in order to grow.</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65" calcext:value-type="float">
            <text:p>65</text:p>
          </table:table-cell>
          <table:table-cell office:value-type="string" calcext:value-type="string">
            <text:p>part of a tre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part to remove heat</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It cools its surrounding</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it heats the surroundi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The heat sink regulates the temperature of a processo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n object that lowers the temperature of adjacent parts of a compu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something that absorbs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8" calcext:value-type="float">
            <text:p>18</text:p>
          </table:table-cell>
          <table:table-cell office:value-type="string" calcext:value-type="string">
            <text:p>The entire program</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n object that regulates the temperature of adjacent parts of a compute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something to eat in a computer with hea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Bedeutungsleere Zeichen, welche die Stellen anzeigen an welchen bedeutungsvolle Konstanten eingesetzt werden.</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Ein Platzhalter fÃ¼r einzusetzende Werte innerhalb eines Programm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something to eat built into a compu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part of a computer to cook with hea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n abstract container that contains data of a specific type. This data can be referenced by the name of the variable.\n</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X</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Banana</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is a variabl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usually lowers temperature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green.</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sinks heat.</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sink filled with warm 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the heat sink is a part of a computer and as large as the univers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the heat sink emits heat and tries to melt the processor</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it does </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It needs to grow towards the center of the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seed thinks it is more beautiful that way.</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transfers thermal energy from a higher temperature device to a lower temperature fluid medium</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valu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character without value, that gets replaced by a valuable constant</text:p>
          </table:table-cell>
          <table:table-cell office:value-type="string" calcext:value-type="string">
            <text:p>correct</text:p>
          </table:table-cell>
          <table:table-cell office:value-type="string" calcext:value-type="string">
            <text:p>contradictory</text:p>
          </table:table-cell>
          <table:table-cell table:number-columns-repeated="1020"/>
        </table:table-row>
        <table:table-row table:style-name="ro1">
          <table:table-cell office:value-type="float" office:value="7" calcext:value-type="float">
            <text:p>7</text:p>
          </table:table-cell>
          <table:table-cell office:value-type="string" calcext:value-type="string">
            <text:p>A Placeholder for predefined values in a program</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part of a program</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works because of Fourier's law of heat conduction</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simply an experiment in which all factors are held constant except for one: the independent variabl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an experiment without influencing the factor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wild heat sink can withstand enormous temperatures and cools his friend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wild heat sink can withstand enormous temperatures and cools his friend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simply an experiment in which all factors are held constant except for one: the independent variabl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an experiment without influencing the factor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n experiment with only one perso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n experiment with one factor that is held constant and the rest is independen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my best friend.</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simply an experiment in which all factors are held constant except for one: the independent variabl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an experiment without influencing the factor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An experiment with only one person.</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An experiment with one factor that is held constant and the rest is independen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very cool guy.</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not a very cool guy.</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n object.</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n object.</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Non exsists I am groo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n animal.</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None exsists I am groo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None exsists I am groo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I am groo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6" calcext:value-type="float">
            <text:p>26</text:p>
          </table:table-cell>
          <table:table-cell office:value-type="string" calcext:value-type="string">
            <text:p>None exists through a pipelin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6" calcext:value-type="float">
            <text:p>26</text:p>
          </table:table-cell>
          <table:table-cell office:value-type="string" calcext:value-type="string">
            <text:p>Through a pipelin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What does the fox say?</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None exists I am groo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I am groo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The answer is ye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An experiment with only one person.</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n Experiment with only one person.</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In computers, heat sinks are used to cool CPUs, GPUs, and some chipsets and RAM modules.\n</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An experiment with only one person.</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experiment</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god wants it that way.</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is as fast as Usain Bol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plant needs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plant needs no water.</text:p>
          </table:table-cell>
          <table:table-cell office:value-type="string" calcext:value-type="string">
            <text:p>contradictory</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internet know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I don't know</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float" office:value="42" calcext:value-type="float">
            <text:p>42</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An experiment with only one person.</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experimen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one man experimen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one perso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6" calcext:value-type="float">
            <text:p>6</text:p>
          </table:table-cell>
          <table:table-cell office:value-type="float" office:value="42" calcext:value-type="float">
            <text:p>42</text:p>
          </table:table-cell>
          <table:table-cell office:value-type="string" calcext:value-type="string">
            <text:p>correct</text:p>
          </table:table-cell>
          <table:table-cell office:value-type="string" calcext:value-type="string">
            <text:p>contradictory</text:p>
          </table:table-cell>
          <table:table-cell table:number-columns-repeated="1020"/>
        </table:table-row>
        <table:table-row table:style-name="ro1">
          <table:table-cell office:value-type="float" office:value="6" calcext:value-type="float">
            <text:p>6</text:p>
          </table:table-cell>
          <table:table-cell office:value-type="float" office:value="-42" calcext:value-type="float">
            <text:p>-42</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6" calcext:value-type="float">
            <text:p>6</text:p>
          </table:table-cell>
          <table:table-cell table:style-name="ce1" office:value-type="date" office:date-value="1942-01-01" calcext:value-type="date">
            <text:p>Jan 42</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An experiment with only one person.</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n experiment with only one perso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one man experimen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one perso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root water stability</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I am groo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65" calcext:value-type="float">
            <text:p>65</text:p>
          </table:table-cell>
          <table:table-cell office:value-type="float" office:value="42" calcext:value-type="float">
            <text:p>42</text:p>
          </table:table-cell>
          <table:table-cell office:value-type="string" calcext:value-type="string">
            <text:p>correct</text:p>
          </table:table-cell>
          <table:table-cell office:value-type="string" calcext:value-type="string">
            <text:p>contradictory</text:p>
          </table:table-cell>
          <table:table-cell table:number-columns-repeated="1020"/>
        </table:table-row>
        <table:table-row table:style-name="ro1">
          <table:table-cell office:value-type="float" office:value="1" calcext:value-type="float">
            <text:p>1</text:p>
          </table:table-cell>
          <table:table-cell office:value-type="string" calcext:value-type="string">
            <text:p>root water stability</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float" office:value="42" calcext:value-type="float">
            <text:p>42</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needs water and also get's stability.</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be able to get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get stability when the rest of the plant grow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needs water and also get's stability.</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be able to get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get stability when the rest of the plant grow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plant water.</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grows wate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needs water and also get's stability.</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be able to get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get stability when the rest of the plant grow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plant water.</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grows 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needs water and also get's stability.</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be able to get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get stability when the rest of the plant grow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flows water and also grows stability.</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needs water and also get's stability.</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be able to get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get stability when the rest of the plant grow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be able to get wate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needs water and also get's stability.</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be able to get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get stability when the rest of the plant grow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 able to get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needs water and also get's stability.</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be able to get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get stability when the rest of the plant grow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needs the roots to get the water out of the soil.</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needs water and also get's stability.</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be able to get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get stability when the rest of the plant grows and plant water.</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plant needs the roots to get the water out of the soil.</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Stability through plant 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Chewbacca eats plant water.</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ananabread with plant 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water, plant 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Stability in the soil.</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Stability in the soil through plant wate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is a name for some space in storage which can store changing value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is a tool used in non-functional programming-</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is a toaster ove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Variable store value computation programmi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is a symbol representing some valu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is a name for some space in storage which can store changing value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is a tool used in non-functional programming-</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is a toaster ove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Variable store value computation programmi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variable is a symbol representing some valu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variable name space storage store values the in to</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heat cool objects.</text:p>
          </table:table-cell>
          <table:table-cell office:value-type="string" calcext:value-type="string">
            <text:p>contradictory</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prevents things from overheating.</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I put a hot pan in the sink and let water run to cool i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 sink cool stuff</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is needed to get water from the ground to start photosynthesi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seed germinates and root grow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seed contains much water, so the root pumps it into the ground.</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alancing a plant that grows into the air without any roots in the ground would be hard and the plant would fall ove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is the most deliciou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n active heat exchanger that transfers the heat generated by an device to a fluid medium, often air or a liquid coolan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n active heat exchanger that transfers the heat generated by an device to a fluid medium, often air or a liquid coolan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that transfers the hea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transfer devic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that transfers the hea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that transfers the temperatur</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that produced hea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that removes hea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that hea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with hea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that let's one be able to control the temperature of a devic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that is used to cool down devices either actively or passively.</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that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with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designed to maximize its surface area in contact with the cooling medium surrounding it, such as the air.</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that transfers the heat from a fluid medium, often air or a liquid coolant, where leading into a device, thereby allowing regulation of the device's temperature at optimal levels</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heat exchanger that transfers</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 exchange, cooling, device, control temperatu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 that let's you reduce the temperatur of something that emits too much thermal energy, so one has to lead away some of it.</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 that leads away energy from something that emits too much thermal energy, so one has to lead away some of i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 that let's you reduce the temperature of something that emits too much thermal energy. Some of the thermal energy has to be lead outside of the system via a medium for example water or air or metal.</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 that leads away energy from something that emits too much thermal energy, so one has to lead away some of i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 that let's you reduce the temperature of something that emits too much thermal energy. Some of the thermal energy has to be lead outside of the system via a medium for example water or air or metal. That auxiliarry device is called heat sink.</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 that let's you reduce the temperature of something that emits too much thermal energy. Some of the thermal energy has to be lead outside of the system via a medium for example water or air or metal. That auxiliarry device is called heat sink. heat transf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49" calcext:value-type="float">
            <text:p>49</text:p>
          </table:table-cell>
          <table:table-cell office:value-type="string" calcext:value-type="string">
            <text:p>The stack is like the heap no region of memory for saving data.</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49" calcext:value-type="float">
            <text:p>49</text:p>
          </table:table-cell>
          <table:table-cell office:value-type="string" calcext:value-type="string">
            <text:p>The stack is a data structure on which you cannot operate with push and pop.</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49" calcext:value-type="float">
            <text:p>49</text:p>
          </table:table-cell>
          <table:table-cell office:value-type="string" calcext:value-type="string">
            <text:p>The stack is like the heap no region of memory for saving data.</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49" calcext:value-type="float">
            <text:p>49</text:p>
          </table:table-cell>
          <table:table-cell office:value-type="string" calcext:value-type="string">
            <text:p>The stack is a data structure on which you cannot operate with push and pop.</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49" calcext:value-type="float">
            <text:p>49</text:p>
          </table:table-cell>
          <table:table-cell office:value-type="string" calcext:value-type="string">
            <text:p>The stack is a data structure on which you can operate with push and pop.</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49" calcext:value-type="float">
            <text:p>49</text:p>
          </table:table-cell>
          <table:table-cell office:value-type="string" calcext:value-type="string">
            <text:p>The stack is like the heap no region of memory for saving data.</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49" calcext:value-type="float">
            <text:p>49</text:p>
          </table:table-cell>
          <table:table-cell office:value-type="string" calcext:value-type="string">
            <text:p>The stack is a data structure on which you cannot operate with push and pop.</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49" calcext:value-type="float">
            <text:p>49</text:p>
          </table:table-cell>
          <table:table-cell office:value-type="string" calcext:value-type="string">
            <text:p>The stack is a collection of elements following the LIFO principle. It may be altered with the operations PUSH and POP for adding an element to the stack and retrieving the last added element from the stack.</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49" calcext:value-type="float">
            <text:p>49</text:p>
          </table:table-cell>
          <table:table-cell office:value-type="string" calcext:value-type="string">
            <text:p>The stack is like the heap no region of memory for saving data.</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49" calcext:value-type="float">
            <text:p>49</text:p>
          </table:table-cell>
          <table:table-cell office:value-type="string" calcext:value-type="string">
            <text:p>The stack is a data structure on which you cannot operate with push and pop.</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49" calcext:value-type="float">
            <text:p>49</text:p>
          </table:table-cell>
          <table:table-cell office:value-type="string" calcext:value-type="string">
            <text:p>The stack is an abstract data type serving as a collection of elements following the LIFO principle. It may be altered with the operations PUSH and POP for adding an element to the stack and retrieving the last added element from the stack.</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container for storing value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Some kind of placeholder for certain values which may be used within the field of mathematic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part of programming languages to make them more dynamically.</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container for saving value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Some kind of placeholder for certain value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7" calcext:value-type="float">
            <text:p>7</text:p>
          </table:table-cell>
          <table:table-cell office:value-type="string" calcext:value-type="string">
            <text:p>A container for value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3" calcext:value-type="float">
            <text:p>13</text:p>
          </table:table-cell>
          <table:table-cell office:value-type="string" calcext:value-type="string">
            <text:p>When no user-defined constructor exis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3" calcext:value-type="float">
            <text:p>13</text:p>
          </table:table-cell>
          <table:table-cell office:value-type="string" calcext:value-type="string">
            <text:p>Alway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3" calcext:value-type="float">
            <text:p>13</text:p>
          </table:table-cell>
          <table:table-cell office:value-type="string" calcext:value-type="string">
            <text:p>When no user-defined constructor exis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3" calcext:value-type="float">
            <text:p>13</text:p>
          </table:table-cell>
          <table:table-cell office:value-type="string" calcext:value-type="string">
            <text:p>Nev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3" calcext:value-type="float">
            <text:p>13</text:p>
          </table:table-cell>
          <table:table-cell office:value-type="string" calcext:value-type="string">
            <text:p>No, user-defined is bad and constructor makes ligh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3" calcext:value-type="float">
            <text:p>13</text:p>
          </table:table-cell>
          <table:table-cell office:value-type="string" calcext:value-type="string">
            <text:p>When no user-defined constructor exis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3" calcext:value-type="float">
            <text:p>13</text:p>
          </table:table-cell>
          <table:table-cell office:value-type="string" calcext:value-type="string">
            <text:p>user-defined exists no constructor.</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3" calcext:value-type="float">
            <text:p>13</text:p>
          </table:table-cell>
          <table:table-cell office:value-type="string" calcext:value-type="string">
            <text:p>exists constructor no user-defined.</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In a while loop the condition is evaluated first, and only if it holds true the body will be executed. In a do...while loop the body is executed first and then the condition is evaluated. Therefore you have at least one execution of the body of the do...while loop even if the condition is wrong.</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In a while loop the condition is evaluated first, and only if it holds true the body will be executed. In a do...while loop the body is executed first and then the condition is evaluated. Therefore you have at least one execution of the body of the do...while loop even if the condition is wrong.</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In a while loop the condition is evaluated second and the body will be executed. In a do...while loop the body is executed second and then the condition is evaluated first. Therefore you have at least one execution of the body of the while loop even if the condition is wrong.</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In a while loop the condition is evaluated first, and only if it holds true the body will be executed. In a do...while loop the body is executed first and then the condition is evaluated. Therefore you have at least one execution of the body of the do...while loop even if the condition is wrong.</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In a while loop the condition is evaluated second and the body will be executed. In a do...while loop the body is executed second and then the condition is evaluated first. Therefore you have at least one execution of the body of the while loop even if the condition is wrong.</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In a do...while loop the condition is evaluated first, and only if it holds true the body will be executed. In a while loop the body is executed first and then the condition is evaluated. Therefore you have at least one execution of the body of the while loop even if the condition is wrong.</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4" calcext:value-type="float">
            <text:p>14</text:p>
          </table:table-cell>
          <table:table-cell office:value-type="string" calcext:value-type="string">
            <text:p>Theoretically, A class should do one thing and one thing only. You can have 65535 constructors in a class(According to Oracle doc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metallic part used to transfer heat from a device (electronic components like amplifiers etc.) to the surroundings, in order to prevent the device from overheating. </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metallic part used to transfer water from a device (electronic components like amplifiers etc.) to the surroundings, in order to prevent the device from overheati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ts heat sink</text:p>
          </table:table-cell>
          <table:table-cell office:value-type="string" calcext:value-type="string">
            <text:p>incorrect</text:p>
          </table:table-cell>
          <table:table-cell office:value-type="string" calcext:value-type="string">
            <text:p>contradictory</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ts heat sink</text:p>
          </table:table-cell>
          <table:table-cell office:value-type="string" calcext:value-type="string">
            <text:p>incorrect</text:p>
          </table:table-cell>
          <table:table-cell office:value-type="string" calcext:value-type="string">
            <text:p>contradictory</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 Sink is a heat sink</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absorbs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device that incorporates either a fan or some other means to keep a hot component, such as a processor, cooled down.</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C</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erso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shave a PC</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ts heat sink</text:p>
          </table:table-cell>
          <table:table-cell office:value-type="string" calcext:value-type="string">
            <text:p>incorrect</text:p>
          </table:table-cell>
          <table:table-cell office:value-type="string" calcext:value-type="string">
            <text:p>contradictory</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 Sink is a heat sink</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absorbs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device that incorporates either a fan or some other means to keep a hot component, such as a processor, cooled down.</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C</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erso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shave a PC</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rocesso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can cool compon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The definition of a control experiment is a test where the person conducting the test only changes one variable at a time in order to isolate the resul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When possible, scientists test their hypotheses using controlled experiments. A controlled experiment is a scientific test done under controlled conditions, meaning that just one (or a few) factors are changed at a time, while all others are kept constan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In a controlled experiment just a few factors are changed at a tim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In a controlled experiment no factors are changed at any time</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The definition of a control experiment is a test where the person conducting the test only changes one variable at a time in order to isolate the resul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When possible, scientists test their hypotheses using controlled experiments. A controlled experiment is a scientific test done under controlled conditions, meaning that just one (or a few) factors are changed at a time, while all others are kept constan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In a controlled experiment just a few factors are changed at a tim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In a controlled experiment no factors are changed at any time</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define a controlled experimen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ts heat sink</text:p>
          </table:table-cell>
          <table:table-cell office:value-type="string" calcext:value-type="string">
            <text:p>incorrect</text:p>
          </table:table-cell>
          <table:table-cell office:value-type="string" calcext:value-type="string">
            <text:p>contradictory</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 Sink is a heat sink</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absorbs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device that incorporates either a fan or some other means to keep a hot component, such as a processor, cooled down.</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C</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erso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shave a PC</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rocesso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can cool compon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compon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ts heat sink</text:p>
          </table:table-cell>
          <table:table-cell office:value-type="string" calcext:value-type="string">
            <text:p>incorrect</text:p>
          </table:table-cell>
          <table:table-cell office:value-type="string" calcext:value-type="string">
            <text:p>contradictory</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 Sink is a heat sink</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absorbs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device that incorporates either a fan or some other means to keep a hot component, such as a processor, cooled down.</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C</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erso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shave a PC</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rocesso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can cool compon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compon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sink that is ho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mechanism in computer linguistics in which the answer is predicted very fast but wro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the abbreviation for 'heat synchronizer'. It is a part of a computer hardware that prevents it from overheating by synchronizing its temperature with the room temperatur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 it is the part of the plant that will get disposed in the ground first. The then dead root provides nutrients for the rest of the seed that allow the plant to grow and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 it is the part of the plant that will get disposed in the ground first. The then dead root provides nutrients for the rest of the seed that allow the plant to grow and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growing plant with water and other nutrien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 it is the part of the plant that will get disposed in the ground first. The then dead root provides nutrients for the rest of the seed that allow the plant to grow and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growing plant with water and other nutrien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 it is the part of the plant that will get disposed in the ground first. The then dead root provides nutrients for the rest of the seed that allow the plant to grow and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growing plant with water and other nutrien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 in the earth. Since they are toxic, the root destroys them.</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 it is the part of the plant that will get disposed in the ground first. The then dead root provides nutrients for the rest of the seed that allow the plant to grow and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growing plant with water and other nutrien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 in the earth. Since they are toxic, the root destroys them.</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 it is the part of the plant that will get disposed in the ground first. The then dead root provides nutrients for the rest of the seed that allow the plant to grow and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growing plant with water and other nutrien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 in the earth. Since they are toxic, the root destroys them.</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makes the plant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 it is the part of the plant that will get disposed in the ground first. The then dead root provides nutrients for the rest of the seed that allow the plant to grow and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growing plant with water and other nutrien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 in the earth. Since they are toxic, the root destroys them.</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makes the plant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usae of water and nut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clear weapon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sun light, which allows the plant to engage in photosynthesi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nutrients and water, which allow the plant to engage in photosynthesis.</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nutrients and water, which allow the plant to grow.</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For photosynthesi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 it is the part of the plant that will get disposed in the ground first. The then dead root provides nutrients for the rest of the seed that allow the plant to grow and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growing plant with water and other nutrien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 in the earth. Since they are toxic, the root destroys them.</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makes the plant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usae of water and nut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clear weapon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sun light, which allows the plant to engage in photosynthesi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nutrients and water, which allow the plant to engage in photosynthesis.</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nutrients and water, which allow the plant to grow.</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For photosynthesi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For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is particular plant grows unterground.</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 it is the part of the plant that will get disposed in the ground first. The then dead root provides nutrients for the rest of the seed that allow the plant to grow and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growing plant with water and other nutrien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 in the earth. Since they are toxic, the root destroys them.</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makes the plant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usae of water and nut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clear weapon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sun light, which allows the plant to engage in photosynthesi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nutrients and water, which allow the plant to engage in photosynthesis.</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nutrients and water, which allow the plant to grow.</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For photosynthesi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For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is particular plant grows unterground.</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clear nutrient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rfare and nutrient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boardi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 it is the part of the plant that will get disposed in the ground first. The then dead root provides nutrients for the rest of the seed that allow the plant to grow and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growing plant with water and other nutrien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 in the earth. Since they are toxic, the root destroys them.</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makes the plant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usae of water and nut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clear weapon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sun light, which allows the plant to engage in photosynthesi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nutrients and water, which allow the plant to engage in photosynthesis.</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nutrients and water, which allow the plant to grow.</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For photosynthesi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For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is particular plant grows unterground.</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clear nutrient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rfare and nutrient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boardi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s first because it is the part of the plant that roots in the plant in the ground but more importantly supplies the plant with water and other nutrients that allow the plant to grow and surviv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wants to meet the sunlight first, which is why it germinates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Other parts need light l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grow first because it is the part of the plant that will get disposed in the ground first. The then dead root provides nutrients for the rest of the seed that allow the plant to grow and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growing plant with water and other nutrient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 in the earth. Since they are toxic, the root destroys them.</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makes the plant surviv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usae of water and nut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clear weapon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sun light, which allows the plant to engage in photosynthesi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nutrients and water, which allow the plant to engage in photosynthesis.</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root supplies the plant with nutrients and water, which allow the plant to grow.</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For photosynthesi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For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is particular plant grows unterground.</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clear nutrient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rfare and nutrient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boardi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of water and nutri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ts heat sink</text:p>
          </table:table-cell>
          <table:table-cell office:value-type="string" calcext:value-type="string">
            <text:p>incorrect</text:p>
          </table:table-cell>
          <table:table-cell office:value-type="string" calcext:value-type="string">
            <text:p>contradictory</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 Sink is a heat sink</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absorbs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device that incorporates either a fan or some other means to keep a hot component, such as a processor, cooled down.</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C</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erso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shave a PC</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rocesso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can cool compon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compon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sink that is ho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mechanism in computer linguistics in which the answer is predicted very fast but wro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the abbreviation for 'heat synchronizer'. It is a part of a computer hardware that prevents it from overheating by synchronizing its temperature with the room temperatur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components by tranfering generated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ts heat sink</text:p>
          </table:table-cell>
          <table:table-cell office:value-type="string" calcext:value-type="string">
            <text:p>incorrect</text:p>
          </table:table-cell>
          <table:table-cell office:value-type="string" calcext:value-type="string">
            <text:p>contradictory</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 Sink is a heat sink</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absorbs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device that incorporates either a fan or some other means to keep a hot component, such as a processor, cooled down.</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C</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erso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shave a PC</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a Processo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can cool compon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component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sink that is ho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mechanism in computer linguistics in which the answer is predicted very fast but wron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the abbreviation for 'heat synchronizer'. It is a part of a computer hardware that prevents it from overheating by synchronizing its temperature with the room temperatur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components by transferring generated hea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used to cool Persons by transferring generated hea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sts a fridg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fridg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text:s text:c="81"/></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oven </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 that gets hot and warms the room </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sts a fridg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fridg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text:s text:c="81"/></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oven </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 that gets hot and warms the room </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Ein KÃ¼hlkÃ¶rper ist ein KÃ¶rper, der die wÃ¤rmeabgebende OberflÃ¤che eines wÃ¤rmeproduzierenden Bauteils vergrÃ¶ÃŸert. Damit kann einer mÃ¶glichen BeschÃ¤digung durch Ãœberhitzung vorgebeugt werden. </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ts a fridge</text:p>
          </table:table-cell>
          <table:table-cell office:value-type="string" calcext:value-type="string">
            <text:p>incorrect</text:p>
          </table:table-cell>
          <table:table-cell office:value-type="string" calcext:value-type="string">
            <text:p>contradictory</text:p>
          </table:table-cell>
          <table:table-cell table:number-columns-repeated="1020"/>
        </table:table-row>
        <table:table-row table:style-name="ro1">
          <table:table-cell office:value-type="float" office:value="0" calcext:value-type="float">
            <text:p>0</text:p>
          </table:table-cell>
          <table:table-cell office:value-type="string" calcext:value-type="string">
            <text:p>a fridg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text:s text:c="81"/></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oven </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 that gets hot and warms the room </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Ein KÃ¼hlkÃ¶rper ist ein KÃ¶rper, der die wÃ¤rmeabgebende OberflÃ¤che eines wÃ¤rmeproduzierenden Bauteils vergrÃ¶ÃŸert. Damit kann einer mÃ¶glichen BeschÃ¤digung durch Ãœberhitzung vorgebeugt werden. </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A seed germinates when it is in a favorable condition, and thus begins to grow a root and a seed leaf. As these two parts continue to grow, the leaf will eventually poke through the soil.</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none exits blue is my favorite colo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sts a definition </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 exists a dolphi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none exits purple rai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a experimen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rtolled expreiment is a xeperimen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plant with water and minerals which are relevant for the further growing.</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stem grows first, as it supplies the plant with water and minerals.</text:p>
          </table:table-cell>
          <table:table-cell office:value-type="string" calcext:value-type="string">
            <text:p>contradictory</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none exits root grow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rue root water </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return true; \n root 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root supplies the plant with water and minerals which are relevant for the further growing.</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stem grows first, as it supplies the plant with water and minerals.</text:p>
          </table:table-cell>
          <table:table-cell office:value-type="string" calcext:value-type="string">
            <text:p>contradictory</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none exits root grow fir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rue root water </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return true; \n root 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at's wrong, the stem grows first, as it supplies the plant with water and minerals.</text:p>
          </table:table-cell>
          <table:table-cell office:value-type="string" calcext:value-type="string">
            <text:p>contradictory</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none exit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retur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rue True mineral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plant needs water and minera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None exits growing 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rue" </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return fals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return tru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return Tru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plant needs water and minera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none exits growing 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rue" </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return fals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return tru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return Tru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score = "Correc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addAnswer();return tru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score = "correc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addAnswer(tru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return 0;</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ts</text:p>
          </table:table-cell>
          <table:table-cell office:value-type="string" calcext:value-type="string">
            <text:p>incorrect</text:p>
          </table:table-cell>
          <table:table-cell office:value-type="string" calcext:value-type="string">
            <text:p>contradictory</text:p>
          </table:table-cell>
          <table:table-cell table:number-columns-repeated="1020"/>
        </table:table-row>
        <table:table-row table:style-name="ro1">
          <table:table-cell office:value-type="float" office:value="0" calcext:value-type="float">
            <text:p>0</text:p>
          </table:table-cell>
          <table:table-cell office:value-type="string" calcext:value-type="string">
            <text:p>none exits heat</text:p>
          </table:table-cell>
          <table:table-cell office:value-type="string" calcext:value-type="string">
            <text:p>incorrect</text:p>
          </table:table-cell>
          <table:table-cell office:value-type="string" calcext:value-type="string">
            <text:p>contradictory</text:p>
          </table:table-cell>
          <table:table-cell table:number-columns-repeated="1020"/>
        </table:table-row>
        <table:table-row table:style-name="ro1">
          <table:table-cell office:value-type="float" office:value="0" calcext:value-type="float">
            <text:p>0</text:p>
          </table:table-cell>
          <table:table-cell office:value-type="string" calcext:value-type="string">
            <text:p>It is a passive heat exchanger to hold the temperature stabl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temperature heat cold</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It is a passive heat exchanger to regulate the temperature of a devic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It is an experiment where everything is controlled.</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It is defined by changing nothing except one variable in the experiment. Everything else stays constant. </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It is an experiment where something is controlled.</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device for cooling air</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passive heat exchanger that transfers the heat generated by an electronic or a mechanical device to a fluid medium, often air or a liquid coolant, where it is dissipated away from the device, thereby allowing regulation of the device's temperature at optimal level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In computers, heat sinks are used to cool CPUs, GPUs, and some chipsets and RAM module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cool heat exchanger passive electronic devic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transfers thermal energy from a higher temperature device to a lower temperature fluid medium</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device warms up cool electronic components</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sink is a active heat generator that transfers the heat generated by an electronic or a mechanical device to a soldi medium</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heat device warms up cool electronic components</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thing absorbing heat.</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thing absorbing hot water.</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Most likely something like a dog.</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Something like a cold sink.</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seed needs to drink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seed needs to suck wat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seed needs water for growing leaves needed for photosynthesis.</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seed is afraid of ligh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A thing needing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seed needs liquid.</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seed needs earth.</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seed needs leaves for photosynthesi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Because the seed needs to stay away from water.</text:p>
          </table:table-cell>
          <table:table-cell office:value-type="string" calcext:value-type="string">
            <text:p>contradictory</text:p>
          </table:table-cell>
          <table:table-cell office:value-type="string" calcext:value-type="string">
            <text:p>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he seed needs to dehydrat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s an experiment where only one variable is changed at a tim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s an experiment where only one variable is constant at a time.</text:p>
          </table:table-cell>
          <table:table-cell office:value-type="string" calcext:value-type="string">
            <text:p>contradictory</text:p>
          </table:table-cell>
          <table:table-cell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s an experiment which is fu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an experiment where only one variable is changed at a tim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an experiment where only one variable is constant at a time.</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26" calcext:value-type="float">
            <text:p>26</text:p>
          </table:table-cell>
          <table:table-cell office:value-type="string" calcext:value-type="string">
            <text:p>as parameter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one in which everything is held constant except for one variabl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one in which everything is held constant except for one variabl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one in which nothing is held constant except for one variable.</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one in which everything is held variable except for one constant.</text:p>
          </table:table-cell>
          <table:table-cell office:value-type="string" calcext:value-type="string">
            <text:p>contradictory</text:p>
          </table:table-cell>
          <table:table-cell office:value-type="string" calcext:value-type="string">
            <text:p>correct</text:p>
          </table:table-cell>
          <table:table-cell table:number-columns-repeated="1020"/>
        </table:table-row>
        <table:table-row table:style-name="ro1">
          <table:table-cell office:value-type="float" office:value="14" calcext:value-type="float">
            <text:p>14</text:p>
          </table:table-cell>
          <table:table-cell office:value-type="string" calcext:value-type="string">
            <text:p>One constructor can be created for a clas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4" calcext:value-type="float">
            <text:p>14</text:p>
          </table:table-cell>
          <table:table-cell office:value-type="string" calcext:value-type="string">
            <text:p>One constructor can be created for a clas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4" calcext:value-type="float">
            <text:p>14</text:p>
          </table:table-cell>
          <table:table-cell office:value-type="string" calcext:value-type="string">
            <text:p>As many as one need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4" calcext:value-type="float">
            <text:p>14</text:p>
          </table:table-cell>
          <table:table-cell office:value-type="string" calcext:value-type="string">
            <text:p>One constructor can be created for a clas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4" calcext:value-type="float">
            <text:p>14</text:p>
          </table:table-cell>
          <table:table-cell office:value-type="string" calcext:value-type="string">
            <text:p>As many as one need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4" calcext:value-type="float">
            <text:p>14</text:p>
          </table:table-cell>
          <table:table-cell office:value-type="string" calcext:value-type="string">
            <text:p>And according to Tom Hawtin, the effective limit of Methods is 65527. Thus the number of constructors that can be defined for a class is 65527</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42" calcext:value-type="float">
            <text:p>42</text:p>
          </table:table-cell>
          <table:table-cell office:value-type="string" calcext:value-type="string">
            <text:p>A data typ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63" calcext:value-type="float">
            <text:p>63</text:p>
          </table:table-cell>
          <table:table-cell office:value-type="string" calcext:value-type="string">
            <text:p>A tree is a perennial plant with an elongated stem, or trunk, supporting branches and leaves in most species.</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63" calcext:value-type="float">
            <text:p>63</text:p>
          </table:table-cell>
          <table:table-cell office:value-type="string" calcext:value-type="string">
            <text:p>A tree is a tea leaf you store in a lymph node with a root that has the value of one coi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79" calcext:value-type="float">
            <text:p>79</text:p>
          </table:table-cell>
          <table:table-cell office:value-type="string" calcext:value-type="string">
            <text:p>It works by Sorting on pairwised comparison.</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79" calcext:value-type="float">
            <text:p>79</text:p>
          </table:table-cell>
          <table:table-cell office:value-type="string" calcext:value-type="string">
            <text:p>It works by pairwised comparison of two lists and merging these two lists together into one list.</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79" calcext:value-type="float">
            <text:p>79</text:p>
          </table:table-cell>
          <table:table-cell office:value-type="string" calcext:value-type="string">
            <text:p>It works by merging two sorted lists into one unsortded list.</text:p>
          </table:table-cell>
          <table:table-cell office:value-type="string" calcext:value-type="string">
            <text:p>incorrect</text:p>
          </table:table-cell>
          <table:table-cell office:value-type="string" calcext:value-type="string">
            <text:p>correct</text:p>
          </table:table-cell>
          <table:table-cell table:number-columns-repeated="1020"/>
        </table:table-row>
        <table:table-row table:style-name="ro1">
          <table:table-cell office:value-type="float" office:value="79" calcext:value-type="float">
            <text:p>79</text:p>
          </table:table-cell>
          <table:table-cell office:value-type="string" calcext:value-type="string">
            <text:p>It works by comparing two merged lists and sorting another lis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8" calcext:value-type="float">
            <text:p>18</text:p>
          </table:table-cell>
          <table:table-cell office:value-type="string" calcext:value-type="string">
            <text:p>Locally in the method or clas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8" calcext:value-type="float">
            <text:p>18</text:p>
          </table:table-cell>
          <table:table-cell office:value-type="string" calcext:value-type="string">
            <text:p>Global.</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8" calcext:value-type="float">
            <text:p>18</text:p>
          </table:table-cell>
          <table:table-cell office:value-type="string" calcext:value-type="string">
            <text:p>Everywhere</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18" calcext:value-type="float">
            <text:p>18</text:p>
          </table:table-cell>
          <table:table-cell office:value-type="string" calcext:value-type="string">
            <text:p>Not global</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18" calcext:value-type="float">
            <text:p>18</text:p>
          </table:table-cell>
          <table:table-cell office:value-type="string" calcext:value-type="string">
            <text:p>Not local</text:p>
          </table:table-cell>
          <table:table-cell office:value-type="string" calcext:value-type="string">
            <text:p>contradictory</text:p>
          </table:table-cell>
          <table:table-cell office:value-type="string" calcext:value-type="string">
            <text:p>incorrect</text:p>
          </table:table-cell>
          <table:table-cell table:number-columns-repeated="1020"/>
        </table:table-row>
        <table:table-row table:style-name="ro1">
          <table:table-cell office:value-type="float" office:value="18" calcext:value-type="float">
            <text:p>18</text:p>
          </table:table-cell>
          <table:table-cell office:value-type="string" calcext:value-type="string">
            <text:p>Hello World</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The while statements checks if the condition is true and then does something. The do...while statement does something and then checks the condition for the next run.</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The do...while statement guarantees, that the inner code is executed at least once.</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The while statement garantees, that the inner code is executed at least onc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They are both the sam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I don't know. </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9" calcext:value-type="float">
            <text:p>9</text:p>
          </table:table-cell>
          <table:table-cell office:value-type="string" calcext:value-type="string">
            <text:p>The do while statement is like a while statement with a copy of the inner code before it.</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A controlled experiment is a scientific test done under controlled conditions, meaning that just one (or a few) factors are changed at a time, while all others are kept constant.</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2" calcext:value-type="float">
            <text:p>2</text:p>
          </table:table-cell>
          <table:table-cell office:value-type="string" calcext:value-type="string">
            <text:p>Scientific independent variable with experiment to minimize design in order to effect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passive heat generator made of copper without a fa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piece of hardware that cools attached hardware by passing heat into the air. Usually heat sinks have lot of surface area and are made from coppe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piece of metal that exchanges heat from attached hardware into the air.</text:p>
          </table:table-cell>
          <table:table-cell table:number-columns-repeated="2" office:value-type="string" calcext:value-type="string">
            <text:p>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A fan of passive physical heat exchange</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3" calcext:value-type="float">
            <text:p>23</text:p>
          </table:table-cell>
          <table:table-cell office:value-type="string" calcext:value-type="string">
            <text:p>Every algorithm can be expressed in both way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3" calcext:value-type="float">
            <text:p>23</text:p>
          </table:table-cell>
          <table:table-cell office:value-type="string" calcext:value-type="string">
            <text:p>Recursion needs a recursion anchor to end, iteration needs a variable check to end.</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3" calcext:value-type="float">
            <text:p>23</text:p>
          </table:table-cell>
          <table:table-cell office:value-type="string" calcext:value-type="string">
            <text:p>Both are ways to express algorithm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3" calcext:value-type="float">
            <text:p>23</text:p>
          </table:table-cell>
          <table:table-cell office:value-type="string" calcext:value-type="string">
            <text:p>They do not have similarities</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23" calcext:value-type="float">
            <text:p>23</text:p>
          </table:table-cell>
          <table:table-cell office:value-type="string" calcext:value-type="string">
            <text:p>Both need to check variables to decide wether they have to stop or to continue.</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3" calcext:value-type="float">
            <text:p>23</text:p>
          </table:table-cell>
          <table:table-cell office:value-type="string" calcext:value-type="string">
            <text:p>Both iteration and recursion are based on a control structure: Iteration uses a repetition structure; recursion uses a selection structure. Both iteration and recursion involve repetition: Iteration explicitly uses a repetition structure; recursion achieves repetition through repeated method call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2" calcext:value-type="float">
            <text:p>22</text:p>
          </table:table-cell>
          <table:table-cell office:value-type="string" calcext:value-type="string">
            <text:p>The missing of a recursion anchor condition.</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22" calcext:value-type="float">
            <text:p>22</text:p>
          </table:table-cell>
          <table:table-cell office:value-type="string" calcext:value-type="string">
            <text:p>Forwarding of unchanged input values into the next recursion.</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63" calcext:value-type="float">
            <text:p>63</text:p>
          </table:table-cell>
          <table:table-cell office:value-type="string" calcext:value-type="string">
            <text:p>A diagram or graph that branches usually from a simple stem or vertex without forming loops or polygon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63" calcext:value-type="float">
            <text:p>63</text:p>
          </table:table-cell>
          <table:table-cell office:value-type="string" calcext:value-type="string">
            <text:p>In computer science, a tree is a widely used abstract data type that simulates a hierarchical tree structure, with a root value and subtrees of children with a parent node, represented as a set of linked nodes.</text:p>
          </table:table-cell>
          <table:table-cell office:value-type="string" calcext:value-type="string">
            <text:p>correct</text:p>
          </table:table-cell>
          <table:table-cell office:value-type="string" calcext:value-type="string">
            <text:p>incorrect</text:p>
          </table:table-cell>
          <table:table-cell table:number-columns-repeated="1020"/>
        </table:table-row>
        <table:table-row table:style-name="ro1">
          <table:table-cell office:value-type="float" office:value="1" calcext:value-type="float">
            <text:p>1</text:p>
          </table:table-cell>
          <table:table-cell office:value-type="string" calcext:value-type="string">
            <text:p>To water the garden</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ed</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text:p>
          </table:table-cell>
          <table:table-cell table:number-columns-repeated="2" office:value-type="string" calcext:value-type="string">
            <text:p>incorrect</text:p>
          </table:table-cell>
          <table:table-cell table:number-columns-repeated="1020"/>
        </table:table-row>
        <table:table-row table:style-name="ro1">
          <table:table-cell office:value-type="float" office:value="0" calcext:value-type="float">
            <text:p>0</text:p>
          </table:table-cell>
          <table:table-cell office:value-type="string" calcext:value-type="string">
            <text:p>heated</text:p>
          </table:table-cell>
          <table:table-cell table:number-columns-repeated="2" office:value-type="string" calcext:value-type="string">
            <text:p>incorrect</text:p>
          </table:table-cell>
          <table:table-cell table:number-columns-repeated="1020"/>
        </table:table-row>
        <table:table-row table:style-name="ro1" table:number-rows-repeated="104795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de" number:country="DE">
      <number:number number:decimal-places="0" loext:min-decimal-places="0" number:min-integer-digits="1" number:grouping="true"/>
      <number:text> €</number:text>
    </number:number-style>
    <number:number-style style:name="N10107" number:language="de" number:country="DE">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2" loext:min-decimal-places="2" number:min-integer-digits="1" number:grouping="true"/>
      <number:text> €</number:text>
    </number:number-style>
    <number:number-style style:name="N10109" number:language="de" number:country="DE">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de" number:country="DE">
      <number:number number:decimal-places="2" loext:min-decimal-places="2" number:min-integer-digits="1" number:grouping="true"/>
      <number:text> €</number:text>
    </number:number-style>
    <number:number-style style:name="N10110" number:language="de" number:country="DE">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de" number:country="DE">
      <number:day number:style="long"/>
      <number:text>. </number:text>
      <number:month number:textual="true"/>
      <number:text> </number:text>
      <number:year/>
    </number:date-style>
    <number:date-style style:name="N10112" number:language="de" number:country="DE">
      <number:day number:style="long"/>
      <number:text>. </number:text>
      <number:month number:textual="true"/>
    </number:date-style>
    <number:date-style style:name="N10113" number:language="de" number:country="DE">
      <number:month number:textual="true"/>
      <number:text> </number:text>
      <number:year/>
    </number:date-style>
    <number:time-style style:name="N10114" number:language="de" number:country="DE">
      <number:hours/>
      <number:text>:</number:text>
      <number:minutes number:style="long"/>
      <number:text> </number:text>
      <number:am-pm/>
    </number:time-style>
    <number:time-style style:name="N10115" number:language="de" number:country="DE">
      <number:hours/>
      <number:text>:</number:text>
      <number:minutes number:style="long"/>
      <number:text>:</number:text>
      <number:seconds number:style="long"/>
      <number:text> </number:text>
      <number:am-pm/>
    </number:time-style>
    <number:date-style style:name="N10116"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de" number:country="DE">
      <number:number number:decimal-places="0" loext:min-decimal-places="0" number:min-integer-digits="1" number:grouping="true"/>
      <number:text>   </number:text>
    </number:number-style>
    <number:number-style style:name="N10117" number:language="de" number:country="DE">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loext:min-decimal-places="0" number:min-integer-digits="1" number:grouping="true"/>
      <number:text>   </number:text>
    </number:number-style>
    <number:number-style style:name="N10118" number:language="de" number:country="DE">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2" loext:min-decimal-places="2" number:min-integer-digits="1" number:grouping="true"/>
      <number:text>   </number:text>
    </number:number-style>
    <number:number-style style:name="N10119" number:language="de" number:country="DE">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de" number:country="DE">
      <number:number number:decimal-places="2" loext:min-decimal-places="2" number:min-integer-digits="1" number:grouping="true"/>
      <number:text>   </number:text>
    </number:number-style>
    <number:number-style style:name="N10120" number:language="de" number:country="DE">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1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1P2" style:volatile="true" number:language="de" number:country="DE">
      <loext:text> </loext:text>
      <loext:fill-character> </loext:fill-character>
      <number:text>-    </number:text>
    </number:number-style>
    <number:text-style style:name="N10121" number:language="de" number:country="DE">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2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22P2" style:volatile="true" number:language="de" number:country="DE">
      <loext:text> </loext:text>
      <loext:fill-character> </loext:fill-character>
      <number:text>- € </number:text>
    </number:number-style>
    <number:text-style style:name="N10122" number:language="de" number:country="DE">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23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23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23" number:language="de" number:country="DE">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24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24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24" number:language="de" number:country="DE">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20_25__20_-_20_Accent1" style:display-name="Excel Built-in 20% - Accent1"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5b9bd5" style:border-line-width-bottom="0.18mm 0.26mm 0.18mm" style:diagonal-bl-tr="none" style:diagonal-tl-br="none" fo:border-left="none" fo:border-right="none" fo:border-top="0.74pt solid #5b9bd5"/>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5">00.00.0000</text:date>, <text:time>00:00:00</text:time></text:p>
        </style:region-right>
      </style:header>
      <style:header-left style:display="false"/>
      <style:footer>
        <text:p>Seite <text:page-number>1</text:page-number><text:s/>/ <text:page-count>99</text:page-count></text:p>
      </style:footer>
      <style:footer-left style:display="false"/>
    </style:master-page>
    <style:master-page style:name="PageStyle_5f_answers_5f_cleaned" style:display-name="PageStyle_answers_clean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Filighera</meta:initial-creator>
    <meta:creation-date>2020-02-25T10:27:28</meta:creation-date>
    <dc:date>2020-06-15T10:52:55.489000000</dc:date>
    <meta:editing-duration>PT8M28S</meta:editing-duration>
    <meta:generator>LibreOffice/5.4.0.3$Windows_X86_64 LibreOffice_project/7556cbc6811c9d992f4064ab9287069087d7f62c</meta:generator>
    <meta:editing-cycles>1</meta:editing-cycles>
    <meta:document-statistic meta:table-count="1" meta:cell-count="2480"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